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у 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о 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о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е</text:p>
          </table:table-cell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я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Рег.</text:p>
          </table:table-cell>
        </table:table-row>
        <table:table-row table:style-name="ro1">
          <table:table-cell table:number-columns-repeated="2" office:value-type="string" calcext:value-type="string">
            <text:p>Started</text:p>
          </table:table-cell>
          <table:table-cell table:formula="of:=STRREV(&quot;התחיל&quot;)" office:value-type="string" office:string-value="ליחתה" calcext:value-type="string">
            <text:p>ליחתה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: %s</text:p>
          </table:table-cell>
          <table:table-cell table:formula="of:=STRREV(&quot;זמן עבר: s%&quot;)" office:value-type="string" office:string-value="%s :רבע ןמז" calcext:value-type="string">
            <text:p>%s :רבע ןמז</text:p>
          </table:table-cell>
          <table:table-cell office:value-type="string" calcext:value-type="string">
            <text:p>Прошло время: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 In (%s)</text:p>
          </table:table-cell>
          <table:table-cell table:formula="of:=STRREV(&quot;נכנסתי )s%(&quot;)" office:value-type="string" office:string-value="(%s) יתסנכנ" calcext:value-type="string">
            <text:p>(%s) יתסנכנ</text:p>
          </table:table-cell>
          <table:table-cell office:value-type="string" calcext:value-type="string">
            <text:p>Регистрация (%s)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Работал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(%s)</text:p>
          </table:table-cell>
          <table:table-cell table:formula="of:=STRREV(&quot;יצאתי )s%(&quot;)" office:value-type="string" office:string-value="(%s) יתאצי" calcext:value-type="string">
            <text:p>(%s) יתאצי</text:p>
          </table:table-cell>
          <table:table-cell office:value-type="string" calcext:value-type="string">
            <text:p>Выдано (%s)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.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асов и {1} мин.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ей и {1} часов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. and {1} sec.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. и {1} сек.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onds.</text:p>
          </table:table-cell>
          <table:table-cell table:formula="of:=STRREV(&quot;s% שניות.&quot;)" office:value-type="string" office:string-value=".תוינש %s" calcext:value-type="string">
            <text:p>.תוינש %s</text:p>
          </table:table-cell>
          <table:table-cell office:value-type="string" calcext:value-type="string">
            <text:p>%s секунд.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раздный</text:p>
          </table:table-cell>
        </table:table-row>
        <table:table-row table:style-name="ro1">
          <table:table-cell office:value-type="string" calcext:value-type="string">
            <text:p>Checked_In</text:p>
          </table:table-cell>
          <table:table-cell office:value-type="string" calcext:value-type="string">
            <text:p>Checked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Зарегистрирован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ed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шний день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Этот месяц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В следующем месяце</text:p>
          </table:table-cell>
        </table:table-row>
        <table:table-row table:style-name="ro1">
          <table:table-cell table:number-columns-repeated="2" office:value-type="string" calcext:value-type="string">
            <text:p>Last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ошлый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В следующем году</text:p>
          </table:table-cell>
        </table:table-row>
        <table:table-row table:style-name="ro1">
          <table:table-cell table:number-columns-repeated="2" office:value-type="string" calcext:value-type="string">
            <text:p>Last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ошедший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office:value-type="string" calcext:value-type="string">
            <text:p>On going..</text:p>
          </table:table-cell>
          <table:table-cell table:formula="of:=STRREV(&quot;בתהליך&quot;)" office:value-type="string" office:string-value="ךילהתב" calcext:value-type="string">
            <text:p>ךילהתב</text:p>
          </table:table-cell>
          <table:table-cell office:value-type="string" calcext:value-type="string">
            <text:p>Непрерывный..</text:p>
          </table:table-cell>
        </table:table-row>
        <table:table-row table:style-name="ro1">
          <table:table-cell table:number-columns-repeated="2" office:value-type="string" calcext:value-type="string">
            <text:p>Check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Отметки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ing Time {0} {1}</text:p>
          </table:table-cell>
          <table:table-cell table:formula="of:=STRREV(&quot;זמן עבודה }0{ }1{&quot;)" office:value-type="string" office:string-value="{1} {0} הדובע ןמז" calcext:value-type="string">
            <text:p>{1} {0} הדובע ןמז</text:p>
          </table:table-cell>
          <table:table-cell office:value-type="string" calcext:value-type="string">
            <text:p>Рабочее время {0} {1}</text:p>
          </table:table-cell>
        </table:table-row>
        <table:table-row table:style-name="ro1">
          <table:table-cell table:number-columns-repeated="2" office:value-type="string" calcext:value-type="string">
            <text:p>Minutes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уты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tly No Info for this day.</text:p>
          </table:table-cell>
          <table:table-cell table:formula="of:=STRREV(&quot;אין דיווח ליום זה.&quot;)" office:value-type="string" office:string-value=".הז םויל חוויד ןיא" calcext:value-type="string">
            <text:p>.הז םויל חוויד ןיא</text:p>
          </table:table-cell>
          <table:table-cell office:value-type="string" calcext:value-type="string">
            <text:p>В настоящее время нет информации на этот день.</text:p>
          </table:table-cell>
        </table:table-row>
        <table:table-row table:style-name="ro1">
          <table:table-cell table:number-columns-repeated="2" office:value-type="string" calcext:value-type="string">
            <text:p>Report..</text:p>
          </table:table-cell>
          <table:table-cell table:formula="of:=STRREV(&quot;דווח..&quot;)" office:value-type="string" office:string-value="..חווד" calcext:value-type="string">
            <text:p>..חווד</text:p>
          </table:table-cell>
          <table:table-cell office:value-type="string" calcext:value-type="string">
            <text:p>Отчет..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Period</text:p>
          </table:table-cell>
          <table:table-cell table:formula="of:=STRREV(&quot;פרק זמן&quot;)" office:value-type="string" office:string-value="ןמז קרפ" calcext:value-type="string">
            <text:p>ןמז קרפ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ные часы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Выходные дни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каникулы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 hours &amp; counting</text:p>
          </table:table-cell>
          <table:table-cell table:formula="of:=STRREV(&quot;}0{ שעות וסופר..&quot;)" office:value-type="string" office:string-value="..רפוסו תועש {0}" calcext:value-type="string">
            <text:p>..רפוסו תועש {0}</text:p>
          </table:table-cell>
          <table:table-cell office:value-type="string" calcext:value-type="string">
            <text:p>{0} часов, и это еще не все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ее время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Целев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ять</text:p>
          </table:table-cell>
        </table:table-row>
        <table:table-row table:style-name="ro1">
          <table:table-cell table:number-columns-repeated="2" office:value-type="string" calcext:value-type="string">
            <text:p>Smart deduction from salary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Умный вычет из зарплаты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Валовой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иальное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Почасовая зарплата</text:p>
          </table:table-cell>
        </table:table-row>
        <table:table-row table:style-name="ro1">
          <table:table-cell table:number-columns-repeated="2" office:value-type="string" calcext:value-type="string">
            <text:p>Travel /m</text:p>
          </table:table-cell>
          <table:table-cell table:formula="of:=STRREV(&quot;נסיעות לחודש&quot;)" office:value-type="string" office:string-value="שדוחל תועיסנ" calcext:value-type="string">
            <text:p>שדוחל תועיסנ</text:p>
          </table:table-cell>
          <table:table-cell office:value-type="string" calcext:value-type="string">
            <text:p>Путешествие в месяц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Ежемесячный 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л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л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 אתמול?&quot;)" office:value-type="string" office:string-value="?לומתא תאצל תחכש" calcext:value-type="string">
            <text:p>?לומתא 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1">
          <table:table-cell table:number-columns-repeated="2" office:value-type="string" calcext:value-type="string">
            <text:p>We noticed you had Check in yesterday, but no check out.</text:p>
          </table:table-cell>
          <table:table-cell table:formula="of:=STRREV(&quot;שמנו לב שהיה לך כניסה אתמול, אבל לא יציאה&quot;)" office:value-type="string" office:string-value="האיצי אל לבא ,לומתא הסינכ ךל היהש בל ונמש" calcext:value-type="string">
            <text:p>האיצי אל לבא ,לומתא הסינכ ךל היהש בל ונמש</text:p>
          </table:table-cell>
          <table:table-cell office:value-type="string" calcext:value-type="string">
            <text:p>Мы заметили, что вчера у вас был вход, но не выход.</text:p>
          </table:table-cell>
        </table:table-row>
        <table:table-row table:style-name="ro1">
          <table:table-cell table:number-columns-repeated="2" office:value-type="string" calcext:value-type="string">
            <text:p>CONTINUE: will continue check in</text:p>
          </table:table-cell>
          <table:table-cell table:formula="of:=STRREV(&quot;המשך: ימשיך כניסה&quot;)" office:value-type="string" office:string-value="הסינכ ךישמי :ךשמה" calcext:value-type="string">
            <text:p>הסינכ ךישמי :ךשמה</text:p>
          </table:table-cell>
          <table:table-cell office:value-type="string" calcext:value-type="string">
            <text:p>ПРОДОЛЖИТЬ: продолжит регистрацию</text:p>
          </table:table-cell>
        </table:table-row>
        <table:table-row table:style-name="ro1">
          <table:table-cell table:number-columns-repeated="2" office:value-type="string" calcext:value-type="string">
            <text:p>Check Out: will check you out at 24:00 from yesterday.</text:p>
          </table:table-cell>
          <table:table-cell table:formula="of:=STRREV(&quot;יציאה: יבצע צ'ק אאוט בשעה 00:42 מאתמול.&quot;)" office:value-type="string" office:string-value=".לומתאמ 24:00 העשב טואא ק'צ עצבי :האיצי" calcext:value-type="string">
            <text:p>.לומתאמ 24:00 העשב טואא ק'צ עצבי :האיצי</text:p>
          </table:table-cell>
          <table:table-cell office:value-type="string" calcext:value-type="string">
            <text:p>ВЫЙТИ: проверит вас в 24:00 со вчерашнего дня.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а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7-06T00:33:14.031000000</dc:date>
    <meta:editing-duration>P1DT20H47M7S</meta:editing-duration>
    <meta:editing-cycles>164</meta:editing-cycles>
    <meta:generator>LibreOffice/7.3.4.2$Windows_X86_64 LibreOffice_project/728fec16bd5f605073805c3c9e7c4212a0120dc5</meta:generator>
    <meta:document-statistic meta:table-count="1" meta:cell-count="552" meta:object-count="0"/>
  </office:meta>
</office:document-meta>
</file>